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Nimbus Mono L" fo:font-size="10pt" style:font-size-asian="10pt" style:font-size-complex="1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T1" style:family="text">
      <style:text-properties officeooo:rsid="001f520d"/>
    </style:style>
    <style:style style:name="T2" style:family="text">
      <style:text-properties officeooo:rsid="001ff7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ory structure</text:p>
      <text:p text:style-name="Standard"/>
      <text:p text:style-name="P1">exams/</text:p>
      <text:p text:style-name="P1"><text:tab/>$PATIENTID/<text:tab/><text:tab/><text:tab/><text:tab/><text:tab/><text:tab/><text:tab/>-- </text:p>
      <text:p text:style-name="P1"><text:tab/><text:tab/>patientName<text:tab/><text:tab/><text:tab/><text:tab/><text:tab/><text:tab/>-- Text file with patient's name</text:p>
      <text:p text:style-name="P1"><text:tab/><text:tab/>birthDate<text:tab/><text:tab/><text:tab/><text:tab/><text:tab/><text:tab/><text:tab/>-- Text file with patient's birth date</text:p>
      <text:p text:style-name="P1"><text:tab/><text:tab/>$EXAMID/<text:tab/><text:tab/><text:tab/><text:tab/><text:tab/><text:tab/><text:tab/></text:p>
      <text:p text:style-name="P1"><text:tab/><text:tab/><text:tab/>description<text:tab/><text:tab/><text:tab/><text:tab/><text:tab/>-- </text:p>
      <text:p text:style-name="P1"><text:tab/><text:tab/><text:tab/>time</text:p>
      <text:p text:style-name="P1"><text:tab/><text:tab/><text:tab/>pem/</text:p>
      <text:p text:style-name="P1"><text:tab/><text:tab/><text:tab/><text:tab/>data.elm2<text:tab/><text:tab/><text:tab/><text:tab/><text:tab/>-- PEM ListMode data</text:p>
      <text:p text:style-name="P1"><text:tab/><text:tab/><text:tab/><text:tab/>preview/<text:tab/><text:tab/><text:tab/><text:tab/><text:tab/></text:p>
      <text:p text:style-name="P1"><text:tab/><text:tab/><text:tab/><text:tab/><text:tab/>data.hv data.v<text:tab/><text:tab/><text:tab/>-- Last generated preview images</text:p>
      <text:p text:style-name="P1"><text:tab/><text:tab/><text:tab/><text:tab/>$PROCESSINGID/</text:p>
      <text:p text:style-name="P1"><text:tab/><text:tab/><text:tab/><text:tab/><text:tab/>options</text:p>
      <text:p text:style-name="P1"><text:tab/><text:tab/><text:tab/><text:tab/><text:tab/>data.hs data.s<text:tab/><text:tab/><text:tab/>-- Sinograms</text:p>
      <text:p text:style-name="P1"><text:tab/><text:tab/><text:tab/><text:tab/><text:tab/>data.hv data.v<text:tab/><text:tab/><text:tab/>-- Images</text:p>
      <text:p text:style-name="P1"/>
      <text:p text:style-name="P1"><text:tab/><text:tab/><text:tab/>us/</text:p>
      <text:p text:style-name="P1"/>
      <text:p text:style-name="P1"/>
      <text:p text:style-name="P1">pemNormalization/</text:p>
      <text:p text:style-name="P1"><text:tab/>listMode</text:p>
      <text:p text:style-name="P1"><text:tab/><text:tab/>$DISTANCE/<text:tab/><text:tab/><text:tab/><text:tab/><text:tab/><text:tab/>-- Distance between crystal faces</text:p>
      <text:p text:style-name="P1"><text:tab/><text:tab/><text:tab/><text:tab/><text:tab/><text:tab/><text:tab/><text:tab/><text:tab/><text:tab/><text:tab/><text:tab/>floored to mm</text:p>
      <text:p text:style-name="P1"><text:tab/><text:tab/><text:tab/>$DATE/<text:tab/><text:tab/><text:tab/><text:tab/><text:tab/><text:tab/><text:tab/>-- Date of normalization, in YYYY-MM-DD</text:p>
      <text:p text:style-name="P1"><text:tab/><text:tab/><text:tab/><text:tab/>data.elm2</text:p>
      <text:p text:style-name="P1"/>
      <text:p text:style-name="P1">tmp/<text:tab/><text:tab/><text:tab/><text:tab/><text:tab/><text:tab/><text:tab/><text:tab/><text:tab/><text:tab/>-- Temporary stuff</text:p>
      <text:p text:style-name="P1"/>
      <text:p text:style-name="P1">cache/<text:tab/><text:tab/><text:tab/><text:tab/><text:tab/><text:tab/><text:tab/><text:tab/><text:tab/><text:tab/>-- Cacheable stuff</text:p>
      <text:p text:style-name="P1"><text:tab/>stir-sensitivities/<text:tab/><text:tab/><text:tab/><text:tab/><text:tab/>-- Sensitivity images from normalization</text:p>
      <text:p text:style-name="P1"><text:tab/><text:tab/>$HASH.hv</text:p>
      <text:p text:style-name="P1"><text:tab/><text:tab/>$HASH.v</text:p>
      <text:p text:style-name="P1"><text:tab/></text:p>
      <text:p text:style-name="Standard"/>
      <text:p text:style-name="Standard">The PEM DB directory should be a folder, ie, ~/ClearPEM_DB/.</text:p>
      <text:p text:style-name="Standard"/>
      <text:p text:style-name="Standard">Under it, there will be as many structures as needed. So far, we've identified the following.</text:p>
      <text:p text:style-name="Standard"/>
      <text:p text:style-name="Standard">“exam” directory structure.</text:p>
      <text:p text:style-name="Standard"/>
      <text:list xml:id="list1621077063802825030" text:style-name="L1">
        <text:list-item>
          <text:p text:style-name="P3">The database will contain exams from multiple patients</text:p>
          <text:list>
            <text:list-item>
              <text:p text:style-name="P3">Each patient has it's own folder, which is the patient's serial number, ie, “00021”</text:p>
            </text:list-item>
            <text:list-item>
              <text:p text:style-name="P3">Information such as patient name and birth date is kept in small text files</text:p>
            </text:list-item>
          </text:list>
        </text:list-item>
        <text:list-item>
          <text:p text:style-name="P3">Each patient may have multiple exams</text:p>
          <text:list>
            <text:list-item>
              <text:p text:style-name="P3">Each exam has it's own folder, which is the exam's serial number, ie, “00031”</text:p>
              <text:list>
                <text:list-item>
                  <text:p text:style-name="P3">Exam number's are unique even across patients</text:p>
                </text:list-item>
                <text:list-item>
                  <text:p text:style-name="P3">Information such as exam descriptio<text:span text:style-name="T2">n</text:span>, time, patient weigh, dose, etc, is kept in small text files</text:p>
                </text:list-item>
              </text:list>
            </text:list-item>
          </text:list>
        </text:list-item>
        <text:list-item>
          <text:p text:style-name="P3"><text:soft-page-break/>PEM data has it's own folder</text:p>
          <text:list>
            <text:list-item>
              <text:p text:style-name="P3">data.elm2 contains the listmode file</text:p>
            </text:list-item>
          </text:list>
        </text:list-item>
        <text:list-item>
          <text:p text:style-name="P3">The same PEM data may be processed <text:s/>in multiple ways</text:p>
          <text:list>
            <text:list-item>
              <text:p text:style-name="P3">Each <text:s/>PEM processing <text:s/>has it's own folder, which is it's serial number</text:p>
              <text:list>
                <text:list-item>
                  <text:p text:style-name="P3">The processing's serial number is uniq<text:span text:style-name="T1">u</text:span>e</text:p>
                </text:list-item>
              </text:list>
            </text:list-item>
          </text:list>
        </text:list-item>
        <text:list-item>
          <text:p text:style-name="P3">Each PEM processing folder contains the flags used, the sinograms and reconstructed images.</text:p>
          <text:list>
            <text:list-item>
              <text:p text:style-name="P3">In our experience, medical staff does develop the skill to interpret sinograms and likes to be able to look at them</text:p>
            </text:list-item>
          </text:list>
        </text:list-item>
        <text:list-item>
          <text:p text:style-name="P3">Each processing produces a quickly reconstructed preview image.</text:p>
          <text:list>
            <text:list-item>
              <text:p text:style-name="P3">It's always stored in the “preview” folder, overwriting any previous previews.</text:p>
            </text:list-item>
          </text:list>
        </text:list-item>
      </text:list>
      <text:p text:style-name="Standard"/>
      <text:p text:style-name="Standard"/>
      <text:p text:style-name="P2">“pemNormalization” directory structure</text:p>
      <text:p text:style-name="Standard"><text:tab/>The details of this structure are not yet defined. This structure will keep normalization data which is used by the image reconstruction software.</text:p>
      <text:p text:style-name="Standard"/>
      <text:p text:style-name="Standard"/>
      <text:p text:style-name="Standard">“tmp” directory structures</text:p>
      <text:p text:style-name="Standard"><text:tab/>This shall be used just for temporary files. We could also use /tmp, but <text:s/>some functions rely on moving files from the “temp” to other places. If we don't guarantee that they're all in the same filesystem, instead of a quick move we will have a slower “copy+delete”.</text:p>
      <text:p text:style-name="Standard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Bugalho</meta:initial-creator>
    <meta:creation-date>2010-07-01T17:48:21</meta:creation-date>
    <dc:date>2014-08-08T21:44:17.396380395</dc:date>
    <meta:editing-duration>PT1H48M32S</meta:editing-duration>
    <meta:editing-cycles>13</meta:editing-cycles>
    <meta:generator>LibreOffice/4.2.4.2$Linux_X86_64 LibreOffice_project/420m0$Build-2</meta:generator>
    <meta:document-statistic meta:table-count="0" meta:image-count="0" meta:object-count="0" meta:page-count="4" meta:paragraph-count="52" meta:word-count="377" meta:character-count="2468" meta:non-whitespace-character-count="1995"/>
  </office:meta>
</office:document-meta>
</file>